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1">//</text:p>
      <text:p text:style-name="P1">/*</text:p>
      <text:p text:style-name="P1">undefined</text:p>
      <text:p text:style-name="P1">symbol: immutable</text:p>
      <text:p text:style-name="P1">object</text:p>
      <text:p text:style-name="P1">var variable = “” <text:s/>whole program</text:p>
      <text:p text:style-name="P1">let varaible = “” inside of a scope, declaration</text:p>
      <text:p text:style-name="P1">console.log(x)</text:p>
      <text:p text:style-name="P1">\ escape quotes</text:p>
      <text:p text:style-name="P1">or just surround with two single quotes ' '</text:p>
      <text:p text:style-name="P1">\r carriage return</text:p>
      <text:p text:style-name="P1">\f form feed</text:p>
      <text:p text:style-name="P1">string1 = string1 + string 2</text:p>
      <text:p text:style-name="P1">string1 += string 2</text:p>
      <text:p text:style-name="P1">.length</text:p>
      <text:p text:style-name="P1">function</text:p>
      <text:p text:style-name="P1">array mulitple types [string, int]</text:p>
      <text:p text:style-name="P1">pop remove last, push add last</text:p>
      <text:p text:style-name="P1">shift remove first, unshift add first</text:p>
      <text:p text:style-name="P1">== does conversion, check value, 10 == “10”</text:p>
      <text:p text:style-name="P1">=== strict equality, does not conversion, check value</text:p>
      <text:p text:style-name="P1">!== </text:p>
      <text:p text:style-name="P1">switch multiple cases use the same body</text:p>
      <text:p text:style-name="P1">create object directly</text:p>
      <text:p text:style-name="P1">var obj = {“name”:”objname”</text:p>
      <text:p text:style-name="P1"><text:tab/><text:tab/>“nick name”:”AA”}</text:p>
      <text:p text:style-name="P1">obj.name</text:p>
      <text:p text:style-name="P1">ob[“nick name”], single quotes work as well</text:p>
      <text:p text:style-name="P1">obj['new prop'] = “new prop”</text:p>
      <text:p text:style-name="P1">delete obj.name</text:p>
      <text:p text:style-name="P1">delete obj[“new prop”]</text:p>
      <text:p text:style-name="P1">Math.random()</text:p>
      <text:p text:style-name="P1">Math.floor(Math.random() *20) <text:s/>round down 0-19</text:p>
      <text:p text:style-name="P1">parseInt(string1, 2) <text:s/>binary conversion</text:p>
      <text:p text:style-name="P1">“use strict” catch unused stat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9T16:51:29.20</meta:creation-date>
    <dc:date>2020-12-09T18:18:17.06</dc:date>
    <meta:editing-duration>PT40M5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36" meta:word-count="137" meta:character-count="847"/>
  </office:meta>
</office:document-meta>
</file>